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8LocationImpl.computeStackTraceInformation( StackTraceFilter stackTraceFilter , Throwable stackTraceHolder , boolean isIn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8LocationImpl.Java8LocationImpl( Throwable stackTraceHolder , boolean is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8LocationImpl.get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va8Loca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8LocationImpl.Java8LocationImpl( StackTraceFilter stackTraceFilter , Throwable stackTraceHolder , boolean is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